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FangSong" svg:font-family="FangSong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/>
    </style:style>
    <style:style style:name="ce5" style:family="table-cell" style:parent-style-name="Default" style:data-style-name="N0">
      <style:table-cell-properties style:vertical-align="top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FangSong" style:font-name-asian="FangSong" style:font-name-complex="FangSong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13770833333333cm"/>
    </style:style>
    <style:style style:name="co2" style:family="table-column">
      <style:table-column-properties fo:break-before="auto" style:column-width="15.82208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6.111875cm"/>
    </style:style>
    <style:style style:name="co5" style:family="table-column">
      <style:table-column-properties fo:break-before="auto" style:column-width="1.719791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35pt" style:use-optimal-row-height="false" fo:break-before="auto"/>
    </style:style>
    <style:style style:name="ro4" style:family="table-row">
      <style:table-row-properties style:row-height="118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yes&quot;;&quot;no&quot;)">
          <table:help-message table:title="yes/no" table:display="true">
            <text:p>Please answer with yes/no</text:p>
          </table:help-message>
          <table:error-message table:display="true"/>
        </table:content-validation>
        <table:content-validation table:name="val2" table:condition="of:cell-content-is-whole-number() and cell-content-is-between(1,7)">
          <table:help-message table:title="Rate on a Scale 1 - 7" table:display="true">
            <text:p>1 not familiar</text:p>
            <text:p>10 very familiar</text:p>
          </table:help-message>
          <table:error-message table:display="true"/>
        </table:content-validation>
        <table:content-validation table:name="val3" table:condition="of:cell-content-is-whole-number() and cell-content-is-between(1,10)">
          <table:help-message/>
          <table:error-message table:display="true"/>
        </table:content-validation>
        <table:content-validation table:name="val4" table:condition="of:cell-content-is-whole-number() and cell-content-is-between(1,7)">
          <table:help-message table:title="Rate on a Scale 1 - 7" table:display="true">
            <text:p>1 least confident</text:p>
            <text:p>7 very confident</text:p>
          </table:help-message>
          <table:error-message table:display="true"/>
        </table:content-validation>
        <table:content-validation table:name="val5">
          <table:help-message table:title="Time Required" table:display="true"/>
          <table:error-message table:display="true"/>
        </table:content-validation>
        <table:content-validation table:name="val6" table:condition="of:cell-content-is-whole-number() and cell-content-is-between(1,7)">
          <table:help-message table:title="Rate on a Scale 1 - 7" table:display="true">
            <text:p>1 very easy</text:p>
            <text:p>7 very difficult</text:p>
          </table:help-message>
          <table:error-message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020" table:default-cell-style-name="ce1"/>
        <table:table-column table:style-name="co5" table:number-columns-repeated="15360" table:default-cell-style-name="ce1"/>
        <table:table-row table:style-name="ro1">
          <table:table-cell office:value-type="string" table:number-columns-spanned="2" table:number-rows-spanned="1" table:style-name="ce6">
            <text:p>SmartUpdater Developer Study Answer Sheet</text:p>
          </table:table-cell>
          <table:covered-table-cell/>
          <table:table-cell table:number-columns-repeated="16382" table:style-name="ce2"/>
        </table:table-row>
        <table:table-row table:style-name="ro2">
          <table:table-cell office:value-type="string" table:style-name="ce1">
            <text:p>Q1</text:p>
          </table:table-cell>
          <table:table-cell office:value-type="string" table:style-name="ce1">
            <text:p>Have you ever conducted research in the field of Blockchain?</text:p>
          </table:table-cell>
          <table:table-cell table:content-validation-name="val1" table:style-name="ce1"/>
          <table:table-cell office:value-type="string" table:style-name="ce1">
            <text:p>(yes/no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Q2</text:p>
          </table:table-cell>
          <table:table-cell office:value-type="string" table:style-name="ce1">
            <text:p>Did you write Solidity code in the last two weeks?</text:p>
          </table:table-cell>
          <table:table-cell table:content-validation-name="val1" table:style-name="ce1"/>
          <table:table-cell office:value-type="string" table:style-name="ce1">
            <text:p>(yes/no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Q3</text:p>
          </table:table-cell>
          <table:table-cell office:value-type="string" table:style-name="ce1">
            <text:p>Have you previously worked on a production-grade Solidity-based Ethereum contract?</text:p>
          </table:table-cell>
          <table:table-cell table:content-validation-name="val1" table:style-name="ce1"/>
          <table:table-cell office:value-type="string" table:style-name="ce1">
            <text:p>(yes/no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Q4</text:p>
          </table:table-cell>
          <table:table-cell office:value-type="string" table:style-name="ce1">
            <text:p>How familiar are you with the Ethereum Blockchain in particular?</text:p>
          </table:table-cell>
          <table:table-cell table:content-validation-name="val2" table:style-name="ce1"/>
          <table:table-cell office:value-type="string" table:style-name="ce1">
            <text:p>(1-not familiar, 7-very familiar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Q5</text:p>
          </table:table-cell>
          <table:table-cell office:value-type="string" table:style-name="ce1">
            <text:p>How familiar are you with the Solidity programming language?</text:p>
          </table:table-cell>
          <table:table-cell table:content-validation-name="val2" table:style-name="ce1"/>
          <table:table-cell office:value-type="string" table:style-name="ce1">
            <text:p>(1-not familiar, 7-very familiar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Q6</text:p>
          </table:table-cell>
          <table:table-cell office:value-type="string" table:style-name="ce1">
            <text:p>How familiar are you with Solidity contract upgrade techniques?</text:p>
          </table:table-cell>
          <table:table-cell table:content-validation-name="val2" table:style-name="ce1"/>
          <table:table-cell office:value-type="string" table:style-name="ce1">
            <text:p>(1-not familiar, 7-very familiar)</text:p>
          </table:table-cell>
          <table:table-cell table:number-columns-repeated="16380"/>
        </table:table-row>
        <table:table-row table:style-name="ro2">
          <table:table-cell table:number-columns-repeated="2" table:style-name="ce1"/>
          <table:table-cell table:content-validation-name="val2" table:style-name="ce1"/>
          <table:table-cell table:number-columns-repeated="16381" table:style-name="ce1"/>
        </table:table-row>
        <table:table-row table:style-name="ro2">
          <table:table-cell office:value-type="string" table:number-columns-spanned="2" table:number-rows-spanned="1" table:style-name="ce7">
            <text:p>Task 1</text:p>
          </table:table-cell>
          <table:covered-table-cell/>
          <table:table-cell table:content-validation-name="val3" table:style-name="ce1"/>
          <table:table-cell table:number-columns-repeated="16381" table:style-name="ce1"/>
        </table:table-row>
        <table:table-row table:style-name="ro2">
          <table:table-cell office:value-type="string" table:style-name="ce1">
            <text:p>T1Q1</text:p>
          </table:table-cell>
          <table:table-cell office:value-type="string" table:style-name="ce1">
            <text:p>Have you previously used the delegatecall-based proxy pattern in a Solidity contract?</text:p>
          </table:table-cell>
          <table:table-cell table:content-validation-name="val4" table:style-name="ce1"/>
          <table:table-cell office:value-type="string" table:style-name="ce1">
            <text:p>(yes/no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1Q2</text:p>
          </table:table-cell>
          <table:table-cell office:value-type="string" table:style-name="ce1">
            <text:p>Have you previously used a different pattern to make a Solidity contract upgradable?</text:p>
          </table:table-cell>
          <table:table-cell table:content-validation-name="val4" table:style-name="ce1"/>
          <table:table-cell office:value-type="string" table:style-name="ce1">
            <text:p>(yes/no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1Q3</text:p>
          </table:table-cell>
          <table:table-cell office:value-type="string" table:style-name="ce1">
            <text:p>How familiar are you with the delegatecall-based proxy pattern?</text:p>
          </table:table-cell>
          <table:table-cell table:content-validation-name="val4" table:style-name="ce1"/>
          <table:table-cell office:value-type="string" table:style-name="ce1">
            <text:p>(1-not familiar, 7-most familiar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1Q4</text:p>
          </table:table-cell>
          <table:table-cell office:value-type="string" table:style-name="ce1">
            <text:p>How confident are you in the correctness of your conversion?</text:p>
          </table:table-cell>
          <table:table-cell table:content-validation-name="val5" table:style-name="ce1"/>
          <table:table-cell office:value-type="string" table:style-name="ce1">
            <text:p>(1-least confident, 7-most confident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1Q5</text:p>
          </table:table-cell>
          <table:table-cell office:value-type="string" table:style-name="ce1">
            <text:p>How difficult was the manual conversion?</text:p>
          </table:table-cell>
          <table:table-cell table:content-validation-name="val5" table:style-name="ce1"/>
          <table:table-cell office:value-type="string" table:style-name="ce1">
            <text:p>(1-easy, 7-most difficult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1Q6</text:p>
          </table:table-cell>
          <table:table-cell office:value-type="string" table:style-name="ce1">
            <text:p>How difficult was the automatic conversion with SmartUpdater?</text:p>
          </table:table-cell>
          <table:table-cell table:content-validation-name="val5" table:style-name="ce1"/>
          <table:table-cell office:value-type="string" table:style-name="ce1">
            <text:p>(1-easy, 7-most difficult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1Q7</text:p>
          </table:table-cell>
          <table:table-cell office:value-type="string" table:style-name="ce1">
            <text:p>How much time did you need to manually convert the given contract using the delegatecall-based proxy pattern?</text:p>
          </table:table-cell>
          <table:table-cell table:content-validation-name="val5" table:style-name="ce1"/>
          <table:table-cell office:value-type="string" table:style-name="ce1">
            <text:p>(Time in Minutes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1Q8</text:p>
          </table:table-cell>
          <table:table-cell office:value-type="string" table:style-name="ce1">
            <text:p>How much time did you need to convert the contract using SmartUpdater?</text:p>
          </table:table-cell>
          <table:table-cell table:content-validation-name="val5" table:style-name="ce1"/>
          <table:table-cell office:value-type="string" table:style-name="ce1">
            <text:p>(Time in Minutes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1Q9</text:p>
          </table:table-cell>
          <table:table-cell office:value-type="string" table:style-name="ce1">
            <text:p>How much gas does it take to deploy the given contract?</text:p>
          </table:table-cell>
          <table:table-cell table:content-validation-name="val5" table:style-name="ce1"/>
          <table:table-cell office:value-type="string" table:style-name="ce1">
            <text:p>(Cost in gas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1Q10</text:p>
          </table:table-cell>
          <table:table-cell office:value-type="string" table:style-name="ce1">
            <text:p>How much gas does it take to deploy the converted contract?<text:s/></text:p>
          </table:table-cell>
          <table:table-cell table:content-validation-name="val5" table:style-name="ce1"/>
          <table:table-cell office:value-type="string" table:style-name="ce1">
            <text:p>(Cost in gas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1Q11</text:p>
          </table:table-cell>
          <table:table-cell office:value-type="string" table:style-name="ce1">
            <text:p>How much gas does it take to deploy the converted contract using SmartUpdater?</text:p>
          </table:table-cell>
          <table:table-cell table:content-validation-name="val5" table:style-name="ce1"/>
          <table:table-cell office:value-type="string" table:style-name="ce1">
            <text:p>(Cost in gas)</text:p>
          </table:table-cell>
          <table:table-cell table:number-columns-repeated="16380"/>
        </table:table-row>
        <table:table-row table:style-name="ro2">
          <table:table-cell table:number-columns-repeated="2" table:style-name="ce1"/>
          <table:table-cell table:content-validation-name="val5" table:style-name="ce1"/>
          <table:table-cell table:number-columns-repeated="16381" table:style-name="ce1"/>
        </table:table-row>
        <table:table-row table:style-name="ro2">
          <table:table-cell office:value-type="string" table:number-columns-spanned="2" table:number-rows-spanned="1" table:style-name="ce7">
            <text:p>Task 2</text:p>
          </table:table-cell>
          <table:covered-table-cell/>
          <table:table-cell table:content-validation-name="val3" table:style-name="ce1"/>
          <table:table-cell table:number-columns-repeated="16381" table:style-name="ce1"/>
        </table:table-row>
        <table:table-row table:style-name="ro2">
          <table:table-cell office:value-type="string" table:style-name="ce1">
            <text:p>T2Q1</text:p>
          </table:table-cell>
          <table:table-cell office:value-type="string" table:style-name="ce1">
            <text:p>How confident are you in the correctness of the new contract you created?</text:p>
          </table:table-cell>
          <table:table-cell table:content-validation-name="val1" table:style-name="ce1"/>
          <table:table-cell office:value-type="string" table:style-name="ce1">
            <text:p>(1-least confident, 7-most confident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2Q2</text:p>
          </table:table-cell>
          <table:table-cell office:value-type="string" table:style-name="ce1">
            <text:p>How confident are you in the integrity of the state recovery?</text:p>
          </table:table-cell>
          <table:table-cell table:content-validation-name="val1" table:style-name="ce1"/>
          <table:table-cell office:value-type="string" table:style-name="ce1">
            <text:p>(1-least confident, 7-most confident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2Q3</text:p>
          </table:table-cell>
          <table:table-cell office:value-type="string" table:style-name="ce1">
            <text:p>How confident are you in accurately retrieving state values from the old contract?</text:p>
          </table:table-cell>
          <table:table-cell table:content-validation-name="val1" table:style-name="ce1"/>
          <table:table-cell office:value-type="string" table:style-name="ce1">
            <text:p>(1-least confident, 7-most confident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2Q4</text:p>
          </table:table-cell>
          <table:table-cell office:value-type="string" table:style-name="ce1">
            <text:p>How difficult is it to create the new contract manually?</text:p>
          </table:table-cell>
          <table:table-cell table:content-validation-name="val4" table:style-name="ce1"/>
          <table:table-cell office:value-type="string" table:style-name="ce1">
            <text:p>(1-easy, 7-most difficult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2Q5</text:p>
          </table:table-cell>
          <table:table-cell office:value-type="string" table:style-name="ce1">
            <text:p>How difficult is it to recover states in the new contract manually?<text:s/></text:p>
          </table:table-cell>
          <table:table-cell table:content-validation-name="val6" table:style-name="ce1"/>
          <table:table-cell office:value-type="string" table:style-name="ce1">
            <text:p>(1-easy, 7-most difficult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2Q6</text:p>
          </table:table-cell>
          <table:table-cell office:value-type="string" table:style-name="ce1">
            <text:p>How difficult was the upgrade process using SmartUpdater?</text:p>
          </table:table-cell>
          <table:table-cell table:content-validation-name="val6" table:style-name="ce1"/>
          <table:table-cell office:value-type="string" table:style-name="ce1">
            <text:p>(1 easy, 7 most difficult)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T2Q7</text:p>
          </table:table-cell>
          <table:table-cell office:value-type="string" table:style-name="ce4">
            <text:p>Do you know how to get the values of the state with dynamic storage strategy (e.g., mapping-type state) from the Ethereum blockchain? If you know, please explain in detail how to get them.</text:p>
          </table:table-cell>
          <table:table-cell table:content-validation-name="val6" table:style-name="ce1"/>
          <table:table-cell office:value-type="string" table:style-name="ce1">
            <text:p>(yes/no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2Q8</text:p>
          </table:table-cell>
          <table:table-cell office:value-type="string" table:style-name="ce1">
            <text:p>How much gas does it take to deploy the new contract manually?</text:p>
          </table:table-cell>
          <table:table-cell table:content-validation-name="val5" table:style-name="ce1"/>
          <table:table-cell office:value-type="string" table:style-name="ce1">
            <text:p>(Cost in gas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2Q9</text:p>
          </table:table-cell>
          <table:table-cell office:value-type="string" table:style-name="ce1">
            <text:p>How much gas does it take to deploy the new contract using SmartUpdater?<text:s/></text:p>
          </table:table-cell>
          <table:table-cell table:content-validation-name="val5" table:style-name="ce1"/>
          <table:table-cell office:value-type="string" table:style-name="ce1">
            <text:p>(Cost in gas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2Q10</text:p>
          </table:table-cell>
          <table:table-cell office:value-type="string" table:style-name="ce1">
            <text:p>How much time did you need to manually create the new contract and recover states?</text:p>
          </table:table-cell>
          <table:table-cell table:content-validation-name="val6" table:style-name="ce1"/>
          <table:table-cell office:value-type="string" table:style-name="ce1">
            <text:p>(Time in Minutes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2Q11</text:p>
          </table:table-cell>
          <table:table-cell office:value-type="string" table:style-name="ce1">
            <text:p>How much time did you need to complete upgrade process using SmartUpdater?</text:p>
          </table:table-cell>
          <table:table-cell table:content-validation-name="val5" table:style-name="ce1"/>
          <table:table-cell office:value-type="string" table:style-name="ce1">
            <text:p>(Time in Minutes)</text:p>
          </table:table-cell>
          <table:table-cell table:number-columns-repeated="16380"/>
        </table:table-row>
        <table:table-row table:style-name="ro2">
          <table:table-cell table:number-columns-repeated="2" table:style-name="ce1"/>
          <table:table-cell table:content-validation-name="val5" table:style-name="ce1"/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3">
            <text:p>Additional Feedback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table:style-name="ce4"/>
          <table:table-cell table:style-name="ce1"/>
          <table:table-cell office:value-type="string" table:style-name="ce5">
            <text:p>(Anything else you want us to know)</text:p>
          </table:table-cell>
          <table:table-cell table:number-columns-repeated="16380"/>
        </table:table-row>
        <table:table-row table:number-rows-repeated="104854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FangSong" svg:font-family="FangSong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916</meta:generator>
    <dc:creator>office</dc:creator>
    <meta:creation-date>2020-04-08T09:09:03Z</meta:creation-date>
    <dc:date>2024-09-29T05:19:21Z</dc:date>
    <meta:editing-cycles>6</meta:editing-cycles>
    <meta:editing-duration>PT1721S</meta:editing-duration>
  </office:meta>
</office:document-meta>
</file>